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182.95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680.43pt" svg:height="365.1pt" svg:x="38.18pt" svg:y="91.96pt">
            <draw:object draw:notify-on-update-of-ranges="Sheet1.A2:Sheet1.A46 Sheet1.E2:Sheet1.E46 Sheet1.A2:Sheet1.A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 (bytes)</text:p>
          </table:table-cell>
          <table:table-cell office:value-type="string" calcext:value-type="string">
            <text:p>Major page faults</text:p>
          </table:table-cell>
          <table:table-cell office:value-type="string" calcext:value-type="string">
            <text:p>Wall-clock time (ms)</text:p>
          </table:table-cell>
        </table:table-row>
        <table:table-row table:style-name="ro1">
          <table:table-cell office:value-type="string" calcext:value-type="string">
            <text:p>Read 1</text:p>
          </table:table-cell>
          <table:table-cell office:value-type="string" calcext:value-type="string">
            <text:p>Affordable Health Care for America Act</text:p>
          </table:table-cell>
          <table:table-cell office:value-type="float" office:value="2807571" calcext:value-type="float">
            <text:p>2807571</text:p>
          </table:table-cell>
          <table:table-cell office:value-type="float" office:value="0" calcext:value-type="float">
            <text:p>0</text:p>
          </table:table-cell>
          <table:table-cell office:value-type="float" office:value="1746" calcext:value-type="float">
            <text:p>1746</text:p>
          </table:table-cell>
        </table:table-row>
        <table:table-row table:style-name="ro1">
          <table:table-cell/>
          <table:table-cell office:value-type="string" calcext:value-type="string">
            <text:p>Moby Dick</text:p>
          </table:table-cell>
          <table:table-cell office:value-type="float" office:value="1276201" calcext:value-type="float">
            <text:p>1276201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/>
          <table:table-cell office:value-type="string" calcext:value-type="string">
            <text:p>grep executable</text:p>
          </table:table-cell>
          <table:table-cell office:value-type="float" office:value="166328" calcext:value-type="float">
            <text:p>166328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string" calcext:value-type="string">
            <text:p>All Star by Smash Mouth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Gettysburg Address</text:p>
          </table:table-cell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ad 1K</text:p>
          </table:table-cell>
          <table:table-cell office:value-type="string" calcext:value-type="string">
            <text:p>Affordable Health Care for America Act</text:p>
          </table:table-cell>
          <table:table-cell office:value-type="float" office:value="2807571" calcext:value-type="float">
            <text:p>280757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Moby Dick</text:p>
          </table:table-cell>
          <table:table-cell office:value-type="float" office:value="1276201" calcext:value-type="float">
            <text:p>127620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string" calcext:value-type="string">
            <text:p>grep executable</text:p>
          </table:table-cell>
          <table:table-cell office:value-type="float" office:value="166328" calcext:value-type="float">
            <text:p>1663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All Star by Smash Mouth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ettysburg Address</text:p>
          </table:table-cell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ad 4K</text:p>
          </table:table-cell>
          <table:table-cell office:value-type="string" calcext:value-type="string">
            <text:p>Affordable Health Care for America Act</text:p>
          </table:table-cell>
          <table:table-cell office:value-type="float" office:value="2807571" calcext:value-type="float">
            <text:p>280757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Moby Dick</text:p>
          </table:table-cell>
          <table:table-cell office:value-type="float" office:value="1276201" calcext:value-type="float">
            <text:p>127620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grep executable</text:p>
          </table:table-cell>
          <table:table-cell office:value-type="float" office:value="166328" calcext:value-type="float">
            <text:p>1663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All Star by Smash Mouth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ettysburg Address</text:p>
          </table:table-cell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ad 8K</text:p>
          </table:table-cell>
          <table:table-cell office:value-type="string" calcext:value-type="string">
            <text:p>Affordable Health Care for America Act</text:p>
          </table:table-cell>
          <table:table-cell office:value-type="float" office:value="2807571" calcext:value-type="float">
            <text:p>280757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string" calcext:value-type="string">
            <text:p>Moby Dick</text:p>
          </table:table-cell>
          <table:table-cell office:value-type="float" office:value="1276201" calcext:value-type="float">
            <text:p>127620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grep executable</text:p>
          </table:table-cell>
          <table:table-cell office:value-type="float" office:value="166328" calcext:value-type="float">
            <text:p>1663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All Star by Smash Mouth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ettysburg Address</text:p>
          </table:table-cell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map p1</text:p>
          </table:table-cell>
          <table:table-cell office:value-type="string" calcext:value-type="string">
            <text:p>Affordable Health Care for America Act</text:p>
          </table:table-cell>
          <table:table-cell office:value-type="float" office:value="2807571" calcext:value-type="float">
            <text:p>280757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Moby Dick</text:p>
          </table:table-cell>
          <table:table-cell office:value-type="float" office:value="1276201" calcext:value-type="float">
            <text:p>127620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grep executable</text:p>
          </table:table-cell>
          <table:table-cell office:value-type="float" office:value="166328" calcext:value-type="float">
            <text:p>16632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All Star by Smash Mouth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ettysburg Address</text:p>
          </table:table-cell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map p2</text:p>
          </table:table-cell>
          <table:table-cell office:value-type="string" calcext:value-type="string">
            <text:p>Affordable Health Care for America Act</text:p>
          </table:table-cell>
          <table:table-cell office:value-type="float" office:value="2807571" calcext:value-type="float">
            <text:p>280757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string" calcext:value-type="string">
            <text:p>Moby Dick</text:p>
          </table:table-cell>
          <table:table-cell office:value-type="float" office:value="1276201" calcext:value-type="float">
            <text:p>127620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string" calcext:value-type="string">
            <text:p>grep executable</text:p>
          </table:table-cell>
          <table:table-cell office:value-type="float" office:value="166328" calcext:value-type="float">
            <text:p>1663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All Star by Smash Mouth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Gettysburg Address</text:p>
          </table:table-cell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map p4</text:p>
          </table:table-cell>
          <table:table-cell office:value-type="string" calcext:value-type="string">
            <text:p>Affordable Health Care for America Act</text:p>
          </table:table-cell>
          <table:table-cell office:value-type="float" office:value="2807571" calcext:value-type="float">
            <text:p>280757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Moby Dick</text:p>
          </table:table-cell>
          <table:table-cell office:value-type="float" office:value="1276201" calcext:value-type="float">
            <text:p>127620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string" calcext:value-type="string">
            <text:p>grep executable</text:p>
          </table:table-cell>
          <table:table-cell office:value-type="float" office:value="166328" calcext:value-type="float">
            <text:p>1663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All Star by Smash Mouth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Gettysburg Address</text:p>
          </table:table-cell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map p8</text:p>
          </table:table-cell>
          <table:table-cell office:value-type="string" calcext:value-type="string">
            <text:p>Affordable Health Care for America Act</text:p>
          </table:table-cell>
          <table:table-cell office:value-type="float" office:value="2807571" calcext:value-type="float">
            <text:p>280757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Moby Dick</text:p>
          </table:table-cell>
          <table:table-cell office:value-type="float" office:value="1276201" calcext:value-type="float">
            <text:p>127620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grep executable</text:p>
          </table:table-cell>
          <table:table-cell office:value-type="float" office:value="166328" calcext:value-type="float">
            <text:p>16632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All Star by Smash Mouth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Gettysburg Address</text:p>
          </table:table-cell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map p16</text:p>
          </table:table-cell>
          <table:table-cell office:value-type="string" calcext:value-type="string">
            <text:p>Affordable Health Care for America Act</text:p>
          </table:table-cell>
          <table:table-cell office:value-type="float" office:value="2807571" calcext:value-type="float">
            <text:p>280757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string" calcext:value-type="string">
            <text:p>Moby Dick</text:p>
          </table:table-cell>
          <table:table-cell office:value-type="float" office:value="1276201" calcext:value-type="float">
            <text:p>127620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grep executable</text:p>
          </table:table-cell>
          <table:table-cell office:value-type="float" office:value="166328" calcext:value-type="float">
            <text:p>16632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All Star by Smash Mouth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Gettysburg Address</text:p>
          </table:table-cell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B2:Sheet1.C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9">00/00/0000</text:date>, <text:time style:data-style-name="N2" text:time-value="11:27:01.190060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5.4.7.2$Linux_X86_64 LibreOffice_project/40$Build-2</meta:generator>
    <dc:date>2018-10-09T11:44:28.442685688</dc:date>
    <meta:editing-duration>PT4H18M43S</meta:editing-duration>
    <meta:editing-cycles>7</meta:editing-cycles>
    <meta:document-statistic meta:table-count="3" meta:cell-count="1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inor-inner="false" chart:tick-marks-minor-outer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1c3687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005cm" svg:height="12.881cm" xlink:href=".." xlink:type="simple" chart:class="chart:bar" chart:column-mapping="0" chart:style-name="ch1">
        <chart:title svg:x="6.918cm" svg:y="0.393cm" chart:style-name="ch2">
          <text:p>Wall clock times of various project4 configurations</text:p>
        </chart:title>
        <chart:plot-area chart:style-name="ch3" table:cell-range-address="Sheet1.A2:Sheet1.A46 Sheet1.E2:Sheet1.E46" chart:data-source-has-labels="column" svg:x="1.491cm" svg:y="1.429cm" svg:width="22.034cm" svg:height="10.214cm">
          <chartooo:coordinate-region svg:x="2.594cm" svg:y="1.628cm" svg:width="20.857cm" svg:height="9.368cm"/>
          <chart:axis chart:dimension="x" chart:name="primary-x" chart:style-name="ch4" chartooo:axis-type="text">
            <chart:title svg:x="11.472cm" svg:y="11.9cm" chart:style-name="ch5">
              <text:p>Configuration</text:p>
            </chart:title>
            <chart:categories table:cell-range-address="Sheet1.A2:Sheet1.A46"/>
          </chart:axis>
          <chart:axis chart:dimension="y" chart:name="primary-y" chart:style-name="ch6">
            <chart:title svg:x="0.451cm" svg:y="8.115cm" chart:style-name="ch7">
              <text:p>Wall Clock Time (ms)</text:p>
            </chart:title>
            <chart:grid chart:style-name="ch8" chart:class="major"/>
          </chart:axis>
          <chart:series chart:style-name="ch9" chart:values-cell-range-address="Sheet1.E2:Sheet1.E46" chart:class="chart:bar">
            <chart:data-point chart:repeated="45"/>
            <loext:propertry-mapping loext:property="FillColor" loext:cell-range-address="Sheet1.A2:Sheet1.A4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Read 1</text:p>
                <draw:g>
                  <svg:desc>Sheet1.A2:Sheet1.A46</svg:desc>
                </draw:g>
              </table:table-cell>
              <table:table-cell office:value-type="float" office:value="1746">
                <text:p>1746</text:p>
                <draw:g>
                  <svg:desc>Sheet1.E2:Sheet1.E46</svg:desc>
                </draw:g>
              </table:table-cell>
              <table:table-cell office:value-type="float" office:value="NaN">
                <text:p>NaN</text:p>
                <draw:g>
                  <svg:desc>Sheet1.A2:Sheet1.A4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8">
                <text:p>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ad 1K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ad 4K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ad 8K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map p1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map p2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map p4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map p8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map p16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